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d80a" officeooo:paragraph-rsid="0014d80a"/>
    </style:style>
    <style:style style:name="P2" style:family="paragraph" style:parent-style-name="Standard">
      <style:text-properties fo:font-weight="bold" officeooo:rsid="0014d80a" officeooo:paragraph-rsid="0014d80a" style:font-weight-asian="bold" style:font-weight-complex="bold"/>
    </style:style>
    <style:style style:name="T1" style:family="text">
      <style:text-properties officeooo:rsid="001605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URNAL - <text:s/>Comparació amb syslog</text:p>
      <text:p text:style-name="P2">Logs al arrencar el sistema</text:p>
      <text:p text:style-name="P1">syslog → dmesg</text:p>
      <text:p text:style-name="P1">journalctl <text:s/>→ journalctl -<text:span text:style-name="T1">k</text:span></text:p>
      <text:p text:style-name="P1"/>
      <text:p text:style-name="P2">Conjunt de logs del sistema</text:p>
      <text:p text:style-name="P1">syslog → [tail -10] /var/log/file-log</text:p>
      <text:p text:style-name="P1">journalctl → journalctl [-n 1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53866409 </meta:initial-creator>
    <meta:creation-date>2016-05-05T11:38:17.138147694</meta:creation-date>
    <dc:date>2016-05-05T12:14:20.986015899</dc:date>
    <dc:creator>isx53866409 </dc:creator>
    <meta:editing-duration>PT13M8S</meta:editing-duration>
    <meta:editing-cycles>3</meta:editing-cycles>
    <meta:generator>LibreOffice/4.2.8.2$Linux_X86_64 LibreOffice_project/420$Build-2</meta:generator>
    <meta:document-statistic meta:table-count="0" meta:image-count="0" meta:object-count="0" meta:page-count="1" meta:paragraph-count="7" meta:word-count="32" meta:character-count="195" meta:non-whitespace-character-count="168"/>
  </office:meta>
</office:document-meta>
</file>